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338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0122in" svg:height="4.6323in" svg:x="5.7276in" svg:y="0.6189in">
            <draw:object draw:notify-on-update-of-ranges="Sheet1.D1:Sheet1.D1 Sheet1.D2:Sheet1.D31 Sheet1.E1:Sheet1.E1 Sheet1.E2:Sheet1.E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Forward Strand</text:p>
          </table:table-cell>
          <table:table-cell office:value-type="string">
            <text:p>Reverse Strand</text:p>
          </table:table-cell>
          <table:table-cell office:value-type="string">
            <text:p>Forward Strand</text:p>
          </table:table-cell>
          <table:table-cell table:style-name="ce1" office:value-type="string">
            <text:p>Number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TACTTTTTTT</text:p>
          </table:table-cell>
          <table:table-cell office:value-type="string">
            <text:p>AAAAAAAGTA</text:p>
          </table:table-cell>
          <table:table-cell office:value-type="string">
            <text:p>TACTTTTTTT</text:p>
          </table:table-cell>
          <table:table-cell table:style-name="ce1" office:value-type="float" office:value="689">
            <text:p>68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AAGAAAAATT</text:p>
          </table:table-cell>
          <table:table-cell office:value-type="string">
            <text:p>AATTTTTCTT</text:p>
          </table:table-cell>
          <table:table-cell office:value-type="string">
            <text:p>AAGAAAAATT</text:p>
          </table:table-cell>
          <table:table-cell table:style-name="ce1" office:value-type="float" office:value="496">
            <text:p>49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ATATACATTA</text:p>
          </table:table-cell>
          <table:table-cell office:value-type="string">
            <text:p>TAATGTATAT</text:p>
          </table:table-cell>
          <table:table-cell office:value-type="string">
            <text:p>ATATACATTA</text:p>
          </table:table-cell>
          <table:table-cell table:style-name="ce1" office:value-type="float" office:value="335">
            <text:p>33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AAAAATTCTT</text:p>
          </table:table-cell>
          <table:table-cell office:value-type="string">
            <text:p>AAGAATTTTT</text:p>
          </table:table-cell>
          <table:table-cell office:value-type="string">
            <text:p>AAAAATTCTT</text:p>
          </table:table-cell>
          <table:table-cell table:style-name="ce1" office:value-type="float" office:value="293">
            <text:p>29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ATAAAGGAAA</text:p>
          </table:table-cell>
          <table:table-cell office:value-type="string">
            <text:p>TTTCCTTTAT</text:p>
          </table:table-cell>
          <table:table-cell office:value-type="string">
            <text:p>ATAAAGGAAA</text:p>
          </table:table-cell>
          <table:table-cell table:style-name="ce1" office:value-type="float" office:value="227">
            <text:p>22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AAAACAATTT</text:p>
          </table:table-cell>
          <table:table-cell office:value-type="string">
            <text:p>AAATTGTTTT</text:p>
          </table:table-cell>
          <table:table-cell office:value-type="string">
            <text:p>AAAACAATTT</text:p>
          </table:table-cell>
          <table:table-cell table:style-name="ce1" office:value-type="float" office:value="200">
            <text:p>20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GAAAAGCAAA</text:p>
          </table:table-cell>
          <table:table-cell office:value-type="string">
            <text:p>TTTGCTTTTC</text:p>
          </table:table-cell>
          <table:table-cell office:value-type="string">
            <text:p>GAAAAGCAAA</text:p>
          </table:table-cell>
          <table:table-cell table:style-name="ce1" office:value-type="float" office:value="196">
            <text:p>19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TTCAATTATT</text:p>
          </table:table-cell>
          <table:table-cell office:value-type="string">
            <text:p>AATAATTGAA</text:p>
          </table:table-cell>
          <table:table-cell office:value-type="string">
            <text:p>TTCAATTATT</text:p>
          </table:table-cell>
          <table:table-cell table:style-name="ce1" office:value-type="float" office:value="189">
            <text:p>18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TGTAAGAAAA</text:p>
          </table:table-cell>
          <table:table-cell office:value-type="string">
            <text:p>TTTTCTTACA</text:p>
          </table:table-cell>
          <table:table-cell office:value-type="string">
            <text:p>TGTAAGAAAA</text:p>
          </table:table-cell>
          <table:table-cell table:style-name="ce1" office:value-type="float" office:value="174">
            <text:p>17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AACGTAAAA</text:p>
          </table:table-cell>
          <table:table-cell office:value-type="string">
            <text:p>TTTTACGTTT</text:p>
          </table:table-cell>
          <table:table-cell office:value-type="string">
            <text:p>AAACGTAAAA</text:p>
          </table:table-cell>
          <table:table-cell table:style-name="ce1" office:value-type="float" office:value="170">
            <text:p>17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TGTAAAATTA</text:p>
          </table:table-cell>
          <table:table-cell office:value-type="string">
            <text:p>TAATTTTACA</text:p>
          </table:table-cell>
          <table:table-cell office:value-type="string">
            <text:p>TGTAAAATTA</text:p>
          </table:table-cell>
          <table:table-cell table:style-name="ce1" office:value-type="float" office:value="167">
            <text:p>16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CTTATTTTTG</text:p>
          </table:table-cell>
          <table:table-cell office:value-type="string">
            <text:p>CAAAAATAAG</text:p>
          </table:table-cell>
          <table:table-cell office:value-type="string">
            <text:p>CTTATTTTTG</text:p>
          </table:table-cell>
          <table:table-cell table:style-name="ce1" office:value-type="float" office:value="165">
            <text:p>16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TTATCCTTT</text:p>
          </table:table-cell>
          <table:table-cell office:value-type="string">
            <text:p>AAAGGATAAT</text:p>
          </table:table-cell>
          <table:table-cell office:value-type="string">
            <text:p>ATTATCCTTT</text:p>
          </table:table-cell>
          <table:table-cell table:style-name="ce1" office:value-type="float" office:value="163">
            <text:p>16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AAAACATCA</text:p>
          </table:table-cell>
          <table:table-cell office:value-type="string">
            <text:p>TGATGTTTTT</text:p>
          </table:table-cell>
          <table:table-cell office:value-type="string">
            <text:p>AAAAACATCA</text:p>
          </table:table-cell>
          <table:table-cell table:style-name="ce1" office:value-type="float" office:value="154">
            <text:p>15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GGAGAAAAAT</text:p>
          </table:table-cell>
          <table:table-cell office:value-type="string">
            <text:p>ATTTTTCTCC</text:p>
          </table:table-cell>
          <table:table-cell office:value-type="string">
            <text:p>GGAGAAAAAT</text:p>
          </table:table-cell>
          <table:table-cell table:style-name="ce1" office:value-type="float" office:value="153">
            <text:p>15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TAATCGTAAT</text:p>
          </table:table-cell>
          <table:table-cell office:value-type="string">
            <text:p>ATTACGATTA</text:p>
          </table:table-cell>
          <table:table-cell office:value-type="string">
            <text:p>TAATCGTAAT</text:p>
          </table:table-cell>
          <table:table-cell table:style-name="ce1" office:value-type="float" office:value="143">
            <text:p>14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AGTAAATGAA</text:p>
          </table:table-cell>
          <table:table-cell office:value-type="string">
            <text:p>TTCATTTACT</text:p>
          </table:table-cell>
          <table:table-cell office:value-type="string">
            <text:p>AGTAAATGAA</text:p>
          </table:table-cell>
          <table:table-cell table:style-name="ce1" office:value-type="float" office:value="143">
            <text:p>14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AATGATGTA</text:p>
          </table:table-cell>
          <table:table-cell office:value-type="string">
            <text:p>TACATCATTT</text:p>
          </table:table-cell>
          <table:table-cell office:value-type="string">
            <text:p>AAATGATGTA</text:p>
          </table:table-cell>
          <table:table-cell table:style-name="ce1" office:value-type="float" office:value="141">
            <text:p>14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ACTTTGAAA</text:p>
          </table:table-cell>
          <table:table-cell office:value-type="string">
            <text:p>TTTCAAAGTT</text:p>
          </table:table-cell>
          <table:table-cell office:value-type="string">
            <text:p>AACTTTGAAA</text:p>
          </table:table-cell>
          <table:table-cell table:style-name="ce1" office:value-type="float" office:value="138">
            <text:p>13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TGGGATTCCA</text:p>
          </table:table-cell>
          <table:table-cell office:value-type="string">
            <text:p>TGGAATCCCA</text:p>
          </table:table-cell>
          <table:table-cell office:value-type="string">
            <text:p>TGGGATTCCA</text:p>
          </table:table-cell>
          <table:table-cell table:style-name="ce1" office:value-type="float" office:value="133">
            <text:p>13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ATTTTCACC</text:p>
          </table:table-cell>
          <table:table-cell office:value-type="string">
            <text:p>GGTGAAAATT</text:p>
          </table:table-cell>
          <table:table-cell office:value-type="string">
            <text:p>AATTTTCACC</text:p>
          </table:table-cell>
          <table:table-cell table:style-name="ce1" office:value-type="float" office:value="112">
            <text:p>11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CAGAAACAA</text:p>
          </table:table-cell>
          <table:table-cell office:value-type="string">
            <text:p>TTGTTTCTGT</text:p>
          </table:table-cell>
          <table:table-cell office:value-type="string">
            <text:p>ACAGAAACAA</text:p>
          </table:table-cell>
          <table:table-cell table:style-name="ce1" office:value-type="float" office:value="111">
            <text:p>111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TCTTATGTT</text:p>
          </table:table-cell>
          <table:table-cell office:value-type="string">
            <text:p>AACATAAGAA</text:p>
          </table:table-cell>
          <table:table-cell office:value-type="string">
            <text:p>TTCTTATGTT</text:p>
          </table:table-cell>
          <table:table-cell table:style-name="ce1" office:value-type="float" office:value="109">
            <text:p>10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TTCATTGTC</text:p>
          </table:table-cell>
          <table:table-cell office:value-type="string">
            <text:p>GACAATGAAT</text:p>
          </table:table-cell>
          <table:table-cell office:value-type="string">
            <text:p>ATTCATTGTC</text:p>
          </table:table-cell>
          <table:table-cell table:style-name="ce1" office:value-type="float" office:value="106">
            <text:p>10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TTCTAATTC</text:p>
          </table:table-cell>
          <table:table-cell office:value-type="string">
            <text:p>GAATTAGAAA</text:p>
          </table:table-cell>
          <table:table-cell office:value-type="string">
            <text:p>TTTCTAATTC</text:p>
          </table:table-cell>
          <table:table-cell table:style-name="ce1" office:value-type="float" office:value="106">
            <text:p>10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ATATCATAA</text:p>
          </table:table-cell>
          <table:table-cell office:value-type="string">
            <text:p>TTATGATATG</text:p>
          </table:table-cell>
          <table:table-cell office:value-type="string">
            <text:p>CATATCATAA</text:p>
          </table:table-cell>
          <table:table-cell table:style-name="ce1" office:value-type="float" office:value="105">
            <text:p>10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TCATTATTG</text:p>
          </table:table-cell>
          <table:table-cell office:value-type="string">
            <text:p>CAATAATGAA</text:p>
          </table:table-cell>
          <table:table-cell office:value-type="string">
            <text:p>TTCATTATTG</text:p>
          </table:table-cell>
          <table:table-cell table:style-name="ce1" office:value-type="float" office:value="104">
            <text:p>104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TAGAGGAAA</text:p>
          </table:table-cell>
          <table:table-cell office:value-type="string">
            <text:p>TTTCCTCTAT</text:p>
          </table:table-cell>
          <table:table-cell office:value-type="string">
            <text:p>ATAGAGGAAA</text:p>
          </table:table-cell>
          <table:table-cell table:style-name="ce1" office:value-type="float" office:value="102">
            <text:p>10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GGAAAAAAG</text:p>
          </table:table-cell>
          <table:table-cell office:value-type="string">
            <text:p>CTTTTTTCCG</text:p>
          </table:table-cell>
          <table:table-cell office:value-type="string">
            <text:p>CGGAAAAAAG</text:p>
          </table:table-cell>
          <table:table-cell table:style-name="ce1" office:value-type="float" office:value="100">
            <text:p>1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TCCTTTCTT</text:p>
          </table:table-cell>
          <table:table-cell office:value-type="string">
            <text:p>AAGAAAGGAG</text:p>
          </table:table-cell>
          <table:table-cell office:value-type="string">
            <text:p>CTCCTTTCTT</text:p>
          </table:table-cell>
          <table:table-cell table:style-name="ce1" office:value-type="float" office:value="100">
            <text:p>100</text:p>
          </table:table-cell>
        </table:table-row>
        <table:table-row table:style-name="ro1" table:number-rows-repeated="104854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 style:data-style-name="N2" text:time-value="0000-00-00T13:14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9:37:40</meta:creation-date>
    <dc:date>2012-12-14T13:33:45</dc:date>
    <meta:editing-duration>P1DT14H16M51S</meta:editing-duration>
    <meta:editing-cycles>2</meta:editing-cycles>
    <meta:generator>LibreOffice/3.6$Linux_X86_64 LibreOffice_project/360m1$Build-2</meta:generator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family="'Liberation Mono'" style:font-style-name="Regular" style:font-family-generic="modern" style:font-pitch="fixed" fo:font-size="8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12cm" svg:height="11.767cm" xlink:href=".." xlink:type="simple" chart:class="chart:line" chart:style-name="ch1">
        <chart:plot-area chart:style-name="ch2" table:cell-range-address="Sheet1.D1:Sheet1.E31" chart:data-source-has-labels="both" svg:x="1.367cm" svg:y="1.075cm" svg:width="15.733cm" svg:height="9.476cm">
          <chartooo:coordinate-region svg:x="2.174cm" svg:y="1.274cm" svg:width="14.767cm" svg:height="7.175cm"/>
          <chart:axis chart:dimension="x" chart:name="primary-x" chart:style-name="ch3" chartooo:axis-type="auto">
            <chartooo:date-scale/>
            <chart:title svg:x="8.435cm" svg:y="10.786cm" chart:style-name="ch4">
              <text:p>Sequence</text:p>
            </chart:title>
            <chart:categories table:cell-range-address="Sheet1.D2:Sheet1.D31"/>
          </chart:axis>
          <chart:axis chart:dimension="y" chart:name="primary-y" chart:style-name="ch5">
            <chart:title svg:x="0.451cm" svg:y="6.968cm" chart:style-name="ch6">
              <text:p>Number of Hits</text:p>
            </chart:title>
            <chart:grid chart:style-name="ch7" chart:class="major"/>
          </chart:axis>
          <chart:series chart:style-name="ch8" chart:values-cell-range-address="Sheet1.E2:Sheet1.E31" chart:label-cell-address="Sheet1.E1:Sheet1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CTTTTTTT</text:p>
                <draw:g>
                  <svg:desc>Sheet1.D2:Sheet1.D31</svg:desc>
                </draw:g>
              </table:table-cell>
              <table:table-cell office:value-type="float" office:value="689">
                <text:p>689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AAGAAAAATT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ATATACATTA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AAAAATTCTT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TAAAGGAAA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AAAACAATTT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AAAAGCAAA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TTCAATTATT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TGTAAGAAAA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AAACGTAAAA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TGTAAAATTA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CTTATTTTTG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ATTATCCTTT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AAAAACATCA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GGAGAAAAAT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TAATCGTAAT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GTAAATGAA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AAATGATGTA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AACTTTGAAA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TGGGATTCCA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AATTTTCACC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ACAGAAACAA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TTCTTATGTT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ATTCATTGTC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TTTCTAATTC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CATATCATAA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TTCATTATTG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TAGAGGAAA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CGGAAAAAAG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TCCTTTCTT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